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/text:p>
      <text:p text:style-name="P1"><text:tab/>CP2102_miniOS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/text:p>
      <text:p text:style-name="P1"><text:tab/>UNO_programs_328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8-31T17:08:38.560000000</dc:date>
    <meta:editing-duration>PT18M42S</meta:editing-duration>
    <meta:editing-cycles>4</meta:editing-cycles>
    <meta:document-statistic meta:table-count="0" meta:image-count="0" meta:object-count="0" meta:page-count="1" meta:paragraph-count="15" meta:word-count="34" meta:character-count="323" meta:non-whitespace-character-count="266"/>
  </office:meta>
</office:document-meta>
</file>